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3bf6f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dbf74" loext:padding="0cm" loext:border="none"/>
    </style:style>
    <style:style style:name="T8" style:family="text">
      <style:text-properties style:text-underline-style="none" officeooo:rsid="0030ea02"/>
    </style:style>
    <style:style style:name="T9" style:family="text">
      <style:text-properties style:text-underline-style="none" officeooo:rsid="0024c5a3"/>
    </style:style>
    <style:style style:name="T10" style:family="text">
      <style:text-properties style:text-underline-style="none" officeooo:rsid="002e00ae"/>
    </style:style>
    <style:style style:name="T11" style:family="text">
      <style:text-properties style:text-underline-style="none" officeooo:rsid="002e00ae" loext:padding="0cm" loext:border="none"/>
    </style:style>
    <style:style style:name="T12" style:family="text">
      <style:text-properties style:text-underline-style="none" officeooo:rsid="0034a6de"/>
    </style:style>
    <style:style style:name="T13" style:family="text">
      <style:text-properties style:text-underline-style="none" officeooo:rsid="0036d4fa"/>
    </style:style>
    <style:style style:name="T14" style:family="text">
      <style:text-properties style:text-underline-style="none" officeooo:rsid="00394b52"/>
    </style:style>
    <style:style style:name="T15" style:family="text">
      <style:text-properties style:text-underline-style="none" officeooo:rsid="003acf78" loext:padding="0cm" loext:border="none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officeooo:rsid="0030ea02"/>
    </style:style>
    <style:style style:name="T21" style:family="text">
      <style:text-properties officeooo:rsid="0034a6de"/>
    </style:style>
    <style:style style:name="T22" style:family="text">
      <style:text-properties officeooo:rsid="0035cd71"/>
    </style:style>
    <style:style style:name="T23" style:family="text">
      <style:text-properties officeooo:rsid="00394b52"/>
    </style:style>
    <style:style style:name="T24" style:family="text">
      <style:text-properties officeooo:rsid="003a84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4">21</text:span>/05/2024 de <text:span text:style-name="T19">1</text:span><text:span text:style-name="T24">6</text:span><text:span text:style-name="T19">h</text:span><text:span text:style-name="T16"> </text:span>à <text:span text:style-name="T18">1</text:span><text:span text:style-name="T24">7</text:span><text:span text:style-name="T17">h</text:span><text:span text:style-name="T24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7">l'affichage du plan et de la grille </text:span><text:span text:style-name="T15">et faire bouger le quadrillage</text:span><text:span text:style-name="T6">)</text:span></text:p>
      <text:p text:style-name="P5"><text:span text:style-name="T3"><text:tab/><text:tab/>Romain L : </text:span><text:span text:style-name="T4">continue de</text:span><text:span text:style-name="T3"> travaille</text:span><text:span text:style-name="T4">r</text:span><text:span text:style-name="T3"> sur le </text:span><text:span text:style-name="T10">vue </text:span><text:span text:style-name="T13">et le modèle</text:span><text:span text:style-name="T3"> de l’application 1 </text:span><text:span text:style-name="T10">(</text:span><text:span text:style-name="T11">l'affichage dynamique du truc pour placer les éléments du magasin</text:span><text:span text:style-name="T10"> ) 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8">l’affichage et programmer </text:span><text:span text:style-name="T3">l’application 2</text:span><text:span text:style-name="T9">(</text:span></text:p>
      <text:p text:style-name="P4"><text:span text:style-name="T14">réorganisation en MVC +</text:span>programmation pour liée l<text:span text:style-name="T20">a liste de course avec les aliments disponibles dans le magasin</text:span><text:span text:style-name="T23">(fini)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1T18:50:36.040000000</dc:date>
    <meta:editing-duration>PT2H55M18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99" meta:character-count="631" meta:non-whitespace-character-count="525"/>
  </office:meta>
</office:document-meta>
</file>